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lor_temperatu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 (K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0.49923747" calcext:value-type="float">
            <text:p>0.49923747</text:p>
          </table:table-cell>
          <table:table-cell office:value-type="float" office:value="0" calcext:value-type="float">
            <text:p>0</text:p>
          </table:table-cell>
          <table:table-cell table:formula="of:=ROUND([.B2]*255)" office:value-type="float" office:value="255" calcext:value-type="float">
            <text:p>255</text:p>
          </table:table-cell>
          <table:table-cell table:formula="of:=ROUND([.C2]*255)" office:value-type="float" office:value="127" calcext:value-type="float">
            <text:p>127</text:p>
          </table:table-cell>
          <table:table-cell table:formula="of:=ROUND([.D2]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office:value-type="float" office:value="0.51943421" calcext:value-type="float">
            <text:p>0.51943421</text:p>
          </table:table-cell>
          <table:table-cell office:value-type="float" office:value="0" calcext:value-type="float">
            <text:p>0</text:p>
          </table:table-cell>
          <table:table-cell table:formula="of:=ROUND([.B3]*255)" office:value-type="float" office:value="255" calcext:value-type="float">
            <text:p>255</text:p>
          </table:table-cell>
          <table:table-cell table:formula="of:=ROUND([.C3]*255)" office:value-type="float" office:value="132" calcext:value-type="float">
            <text:p>132</text:p>
          </table:table-cell>
          <table:table-cell table:formula="of:=ROUND([.D3]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54360078" calcext:value-type="float">
            <text:p>0.54360078</text:p>
          </table:table-cell>
          <table:table-cell office:value-type="float" office:value="0.08679949" calcext:value-type="float">
            <text:p>0.08679949</text:p>
          </table:table-cell>
          <table:table-cell table:formula="of:=ROUND([.B4]*255)" office:value-type="float" office:value="255" calcext:value-type="float">
            <text:p>255</text:p>
          </table:table-cell>
          <table:table-cell table:formula="of:=ROUND([.C4]*255)" office:value-type="float" office:value="139" calcext:value-type="float">
            <text:p>139</text:p>
          </table:table-cell>
          <table:table-cell table:formula="of:=ROUND([.D4]*255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0.56618736" calcext:value-type="float">
            <text:p>0.56618736</text:p>
          </table:table-cell>
          <table:table-cell office:value-type="float" office:value="0.14065513" calcext:value-type="float">
            <text:p>0.14065513</text:p>
          </table:table-cell>
          <table:table-cell table:formula="of:=ROUND([.B5]*255)" office:value-type="float" office:value="255" calcext:value-type="float">
            <text:p>255</text:p>
          </table:table-cell>
          <table:table-cell table:formula="of:=ROUND([.C5]*255)" office:value-type="float" office:value="144" calcext:value-type="float">
            <text:p>144</text:p>
          </table:table-cell>
          <table:table-cell table:formula="of:=ROUND([.D5]*255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0.58734976" calcext:value-type="float">
            <text:p>0.58734976</text:p>
          </table:table-cell>
          <table:table-cell office:value-type="float" office:value="0.18362641" calcext:value-type="float">
            <text:p>0.18362641</text:p>
          </table:table-cell>
          <table:table-cell table:formula="of:=ROUND([.B6]*255)" office:value-type="float" office:value="255" calcext:value-type="float">
            <text:p>255</text:p>
          </table:table-cell>
          <table:table-cell table:formula="of:=ROUND([.C6]*255)" office:value-type="float" office:value="150" calcext:value-type="float">
            <text:p>150</text:p>
          </table:table-cell>
          <table:table-cell table:formula="of:=ROUND([.D6]*255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0.60724493" calcext:value-type="float">
            <text:p>0.60724493</text:p>
          </table:table-cell>
          <table:table-cell office:value-type="float" office:value="0.22137978" calcext:value-type="float">
            <text:p>0.22137978</text:p>
          </table:table-cell>
          <table:table-cell table:formula="of:=ROUND([.B7]*255)" office:value-type="float" office:value="255" calcext:value-type="float">
            <text:p>255</text:p>
          </table:table-cell>
          <table:table-cell table:formula="of:=ROUND([.C7]*255)" office:value-type="float" office:value="155" calcext:value-type="float">
            <text:p>155</text:p>
          </table:table-cell>
          <table:table-cell table:formula="of:=ROUND([.D7]*255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0.62600248" calcext:value-type="float">
            <text:p>0.62600248</text:p>
          </table:table-cell>
          <table:table-cell office:value-type="float" office:value="0.2559195" calcext:value-type="float">
            <text:p>0.2559195</text:p>
          </table:table-cell>
          <table:table-cell table:formula="of:=ROUND([.B8]*255)" office:value-type="float" office:value="255" calcext:value-type="float">
            <text:p>255</text:p>
          </table:table-cell>
          <table:table-cell table:formula="of:=ROUND([.C8]*255)" office:value-type="float" office:value="160" calcext:value-type="float">
            <text:p>160</text:p>
          </table:table-cell>
          <table:table-cell table:formula="of:=ROUND([.D8]*255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64373109" calcext:value-type="float">
            <text:p>0.64373109</text:p>
          </table:table-cell>
          <table:table-cell office:value-type="float" office:value="0.28819679" calcext:value-type="float">
            <text:p>0.28819679</text:p>
          </table:table-cell>
          <table:table-cell table:formula="of:=ROUND([.B9]*255)" office:value-type="float" office:value="255" calcext:value-type="float">
            <text:p>255</text:p>
          </table:table-cell>
          <table:table-cell table:formula="of:=ROUND([.C9]*255)" office:value-type="float" office:value="164" calcext:value-type="float">
            <text:p>164</text:p>
          </table:table-cell>
          <table:table-cell table:formula="of:=ROUND([.D9]*255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float" office:value="0.66052319" calcext:value-type="float">
            <text:p>0.66052319</text:p>
          </table:table-cell>
          <table:table-cell office:value-type="float" office:value="0.31873863" calcext:value-type="float">
            <text:p>0.31873863</text:p>
          </table:table-cell>
          <table:table-cell table:formula="of:=ROUND([.B10]*255)" office:value-type="float" office:value="255" calcext:value-type="float">
            <text:p>255</text:p>
          </table:table-cell>
          <table:table-cell table:formula="of:=ROUND([.C10]*255)" office:value-type="float" office:value="168" calcext:value-type="float">
            <text:p>168</text:p>
          </table:table-cell>
          <table:table-cell table:formula="of:=ROUND([.D10]*255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.67645822" calcext:value-type="float">
            <text:p>0.67645822</text:p>
          </table:table-cell>
          <table:table-cell office:value-type="float" office:value="0.34786758" calcext:value-type="float">
            <text:p>0.34786758</text:p>
          </table:table-cell>
          <table:table-cell table:formula="of:=ROUND([.B11]*255)" office:value-type="float" office:value="255" calcext:value-type="float">
            <text:p>255</text:p>
          </table:table-cell>
          <table:table-cell table:formula="of:=ROUND([.C11]*255)" office:value-type="float" office:value="172" calcext:value-type="float">
            <text:p>172</text:p>
          </table:table-cell>
          <table:table-cell table:formula="of:=ROUND([.D11]*255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0.69160518" calcext:value-type="float">
            <text:p>0.69160518</text:p>
          </table:table-cell>
          <table:table-cell office:value-type="float" office:value="0.37579588" calcext:value-type="float">
            <text:p>0.37579588</text:p>
          </table:table-cell>
          <table:table-cell table:formula="of:=ROUND([.B12]*255)" office:value-type="float" office:value="255" calcext:value-type="float">
            <text:p>255</text:p>
          </table:table-cell>
          <table:table-cell table:formula="of:=ROUND([.C12]*255)" office:value-type="float" office:value="176" calcext:value-type="float">
            <text:p>176</text:p>
          </table:table-cell>
          <table:table-cell table:formula="of:=ROUND([.D12]*255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office:value-type="float" office:value="0.70602449" calcext:value-type="float">
            <text:p>0.70602449</text:p>
          </table:table-cell>
          <table:table-cell office:value-type="float" office:value="0.40267128" calcext:value-type="float">
            <text:p>0.40267128</text:p>
          </table:table-cell>
          <table:table-cell table:formula="of:=ROUND([.B13]*255)" office:value-type="float" office:value="255" calcext:value-type="float">
            <text:p>255</text:p>
          </table:table-cell>
          <table:table-cell table:formula="of:=ROUND([.C13]*255)" office:value-type="float" office:value="180" calcext:value-type="float">
            <text:p>180</text:p>
          </table:table-cell>
          <table:table-cell table:formula="of:=ROUND([.D13]*255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71976951" calcext:value-type="float">
            <text:p>0.71976951</text:p>
          </table:table-cell>
          <table:table-cell office:value-type="float" office:value="0.42860152" calcext:value-type="float">
            <text:p>0.42860152</text:p>
          </table:table-cell>
          <table:table-cell table:formula="of:=ROUND([.B14]*255)" office:value-type="float" office:value="255" calcext:value-type="float">
            <text:p>255</text:p>
          </table:table-cell>
          <table:table-cell table:formula="of:=ROUND([.C14]*255)" office:value-type="float" office:value="184" calcext:value-type="float">
            <text:p>184</text:p>
          </table:table-cell>
          <table:table-cell table:formula="of:=ROUND([.D14]*255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0.7328876" calcext:value-type="float">
            <text:p>0.7328876</text:p>
          </table:table-cell>
          <table:table-cell office:value-type="float" office:value="0.45366838" calcext:value-type="float">
            <text:p>0.45366838</text:p>
          </table:table-cell>
          <table:table-cell table:formula="of:=ROUND([.B15]*255)" office:value-type="float" office:value="255" calcext:value-type="float">
            <text:p>255</text:p>
          </table:table-cell>
          <table:table-cell table:formula="of:=ROUND([.C15]*255)" office:value-type="float" office:value="187" calcext:value-type="float">
            <text:p>187</text:p>
          </table:table-cell>
          <table:table-cell table:formula="of:=ROUND([.D15]*255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0.74542112" calcext:value-type="float">
            <text:p>0.74542112</text:p>
          </table:table-cell>
          <table:table-cell office:value-type="float" office:value="0.47793608" calcext:value-type="float">
            <text:p>0.47793608</text:p>
          </table:table-cell>
          <table:table-cell table:formula="of:=ROUND([.B16]*255)" office:value-type="float" office:value="255" calcext:value-type="float">
            <text:p>255</text:p>
          </table:table-cell>
          <table:table-cell table:formula="of:=ROUND([.C16]*255)" office:value-type="float" office:value="190" calcext:value-type="float">
            <text:p>190</text:p>
          </table:table-cell>
          <table:table-cell table:formula="of:=ROUND([.D16]*255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float" office:value="0.75740814" calcext:value-type="float">
            <text:p>0.75740814</text:p>
          </table:table-cell>
          <table:table-cell office:value-type="float" office:value="0.50145662" calcext:value-type="float">
            <text:p>0.50145662</text:p>
          </table:table-cell>
          <table:table-cell table:formula="of:=ROUND([.B17]*255)" office:value-type="float" office:value="255" calcext:value-type="float">
            <text:p>255</text:p>
          </table:table-cell>
          <table:table-cell table:formula="of:=ROUND([.C17]*255)" office:value-type="float" office:value="193" calcext:value-type="float">
            <text:p>193</text:p>
          </table:table-cell>
          <table:table-cell table:formula="of:=ROUND([.D17]*255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" calcext:value-type="float">
            <text:p>1</text:p>
          </table:table-cell>
          <table:table-cell office:value-type="float" office:value="0.76888303" calcext:value-type="float">
            <text:p>0.76888303</text:p>
          </table:table-cell>
          <table:table-cell office:value-type="float" office:value="0.52427322" calcext:value-type="float">
            <text:p>0.52427322</text:p>
          </table:table-cell>
          <table:table-cell table:formula="of:=ROUND([.B18]*255)" office:value-type="float" office:value="255" calcext:value-type="float">
            <text:p>255</text:p>
          </table:table-cell>
          <table:table-cell table:formula="of:=ROUND([.C18]*255)" office:value-type="float" office:value="196" calcext:value-type="float">
            <text:p>196</text:p>
          </table:table-cell>
          <table:table-cell table:formula="of:=ROUND([.D18]*255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0.77987699" calcext:value-type="float">
            <text:p>0.77987699</text:p>
          </table:table-cell>
          <table:table-cell office:value-type="float" office:value="0.54642268" calcext:value-type="float">
            <text:p>0.54642268</text:p>
          </table:table-cell>
          <table:table-cell table:formula="of:=ROUND([.B19]*255)" office:value-type="float" office:value="255" calcext:value-type="float">
            <text:p>255</text:p>
          </table:table-cell>
          <table:table-cell table:formula="of:=ROUND([.C19]*255)" office:value-type="float" office:value="199" calcext:value-type="float">
            <text:p>199</text:p>
          </table:table-cell>
          <table:table-cell table:formula="of:=ROUND([.D19]*255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0.79041843" calcext:value-type="float">
            <text:p>0.79041843</text:p>
          </table:table-cell>
          <table:table-cell office:value-type="float" office:value="0.56793692" calcext:value-type="float">
            <text:p>0.56793692</text:p>
          </table:table-cell>
          <table:table-cell table:formula="of:=ROUND([.B20]*255)" office:value-type="float" office:value="255" calcext:value-type="float">
            <text:p>255</text:p>
          </table:table-cell>
          <table:table-cell table:formula="of:=ROUND([.C20]*255)" office:value-type="float" office:value="202" calcext:value-type="float">
            <text:p>202</text:p>
          </table:table-cell>
          <table:table-cell table:formula="of:=ROUND([.D20]*255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" calcext:value-type="float">
            <text:p>1</text:p>
          </table:table-cell>
          <table:table-cell office:value-type="float" office:value="0.80053332" calcext:value-type="float">
            <text:p>0.80053332</text:p>
          </table:table-cell>
          <table:table-cell office:value-type="float" office:value="0.58884417" calcext:value-type="float">
            <text:p>0.58884417</text:p>
          </table:table-cell>
          <table:table-cell table:formula="of:=ROUND([.B21]*255)" office:value-type="float" office:value="255" calcext:value-type="float">
            <text:p>255</text:p>
          </table:table-cell>
          <table:table-cell table:formula="of:=ROUND([.C21]*255)" office:value-type="float" office:value="204" calcext:value-type="float">
            <text:p>204</text:p>
          </table:table-cell>
          <table:table-cell table:formula="of:=ROUND([.D21]*255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0.81024551" calcext:value-type="float">
            <text:p>0.81024551</text:p>
          </table:table-cell>
          <table:table-cell office:value-type="float" office:value="0.60916971" calcext:value-type="float">
            <text:p>0.60916971</text:p>
          </table:table-cell>
          <table:table-cell table:formula="of:=ROUND([.B22]*255)" office:value-type="float" office:value="255" calcext:value-type="float">
            <text:p>255</text:p>
          </table:table-cell>
          <table:table-cell table:formula="of:=ROUND([.C22]*255)" office:value-type="float" office:value="207" calcext:value-type="float">
            <text:p>207</text:p>
          </table:table-cell>
          <table:table-cell table:formula="of:=ROUND([.D22]*255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0.81957693" calcext:value-type="float">
            <text:p>0.81957693</text:p>
          </table:table-cell>
          <table:table-cell office:value-type="float" office:value="0.62893653" calcext:value-type="float">
            <text:p>0.62893653</text:p>
          </table:table-cell>
          <table:table-cell table:formula="of:=ROUND([.B23]*255)" office:value-type="float" office:value="255" calcext:value-type="float">
            <text:p>255</text:p>
          </table:table-cell>
          <table:table-cell table:formula="of:=ROUND([.C23]*255)" office:value-type="float" office:value="209" calcext:value-type="float">
            <text:p>209</text:p>
          </table:table-cell>
          <table:table-cell table:formula="of:=ROUND([.D23]*255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.82854786" calcext:value-type="float">
            <text:p>0.82854786</text:p>
          </table:table-cell>
          <table:table-cell office:value-type="float" office:value="0.6481657" calcext:value-type="float">
            <text:p>0.6481657</text:p>
          </table:table-cell>
          <table:table-cell table:formula="of:=ROUND([.B24]*255)" office:value-type="float" office:value="255" calcext:value-type="float">
            <text:p>255</text:p>
          </table:table-cell>
          <table:table-cell table:formula="of:=ROUND([.C24]*255)" office:value-type="float" office:value="211" calcext:value-type="float">
            <text:p>211</text:p>
          </table:table-cell>
          <table:table-cell table:formula="of:=ROUND([.D24]*255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office:value-type="float" office:value="0.83717703" calcext:value-type="float">
            <text:p>0.83717703</text:p>
          </table:table-cell>
          <table:table-cell office:value-type="float" office:value="0.66687674" calcext:value-type="float">
            <text:p>0.66687674</text:p>
          </table:table-cell>
          <table:table-cell table:formula="of:=ROUND([.B25]*255)" office:value-type="float" office:value="255" calcext:value-type="float">
            <text:p>255</text:p>
          </table:table-cell>
          <table:table-cell table:formula="of:=ROUND([.C25]*255)" office:value-type="float" office:value="213" calcext:value-type="float">
            <text:p>213</text:p>
          </table:table-cell>
          <table:table-cell table:formula="of:=ROUND([.D25]*25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0.84548188" calcext:value-type="float">
            <text:p>0.84548188</text:p>
          </table:table-cell>
          <table:table-cell office:value-type="float" office:value="0.68508786" calcext:value-type="float">
            <text:p>0.68508786</text:p>
          </table:table-cell>
          <table:table-cell table:formula="of:=ROUND([.B26]*255)" office:value-type="float" office:value="255" calcext:value-type="float">
            <text:p>255</text:p>
          </table:table-cell>
          <table:table-cell table:formula="of:=ROUND([.C26]*255)" office:value-type="float" office:value="216" calcext:value-type="float">
            <text:p>216</text:p>
          </table:table-cell>
          <table:table-cell table:formula="of:=ROUND([.D26]*25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 office:value-type="float" office:value="0.85347859" calcext:value-type="float">
            <text:p>0.85347859</text:p>
          </table:table-cell>
          <table:table-cell office:value-type="float" office:value="0.70281616" calcext:value-type="float">
            <text:p>0.70281616</text:p>
          </table:table-cell>
          <table:table-cell table:formula="of:=ROUND([.B27]*255)" office:value-type="float" office:value="255" calcext:value-type="float">
            <text:p>255</text:p>
          </table:table-cell>
          <table:table-cell table:formula="of:=ROUND([.C27]*255)" office:value-type="float" office:value="218" calcext:value-type="float">
            <text:p>218</text:p>
          </table:table-cell>
          <table:table-cell table:formula="of:=ROUND([.D27]*25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office:value-type="float" office:value="0.86118227" calcext:value-type="float">
            <text:p>0.86118227</text:p>
          </table:table-cell>
          <table:table-cell office:value-type="float" office:value="0.72007777" calcext:value-type="float">
            <text:p>0.72007777</text:p>
          </table:table-cell>
          <table:table-cell table:formula="of:=ROUND([.B28]*255)" office:value-type="float" office:value="255" calcext:value-type="float">
            <text:p>255</text:p>
          </table:table-cell>
          <table:table-cell table:formula="of:=ROUND([.C28]*255)" office:value-type="float" office:value="220" calcext:value-type="float">
            <text:p>220</text:p>
          </table:table-cell>
          <table:table-cell table:formula="of:=ROUND([.D28]*25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0.86860704" calcext:value-type="float">
            <text:p>0.86860704</text:p>
          </table:table-cell>
          <table:table-cell office:value-type="float" office:value="0.73688797" calcext:value-type="float">
            <text:p>0.73688797</text:p>
          </table:table-cell>
          <table:table-cell table:formula="of:=ROUND([.B29]*255)" office:value-type="float" office:value="255" calcext:value-type="float">
            <text:p>255</text:p>
          </table:table-cell>
          <table:table-cell table:formula="of:=ROUND([.C29]*255)" office:value-type="float" office:value="221" calcext:value-type="float">
            <text:p>221</text:p>
          </table:table-cell>
          <table:table-cell table:formula="of:=ROUND([.D29]*25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" calcext:value-type="float">
            <text:p>1</text:p>
          </table:table-cell>
          <table:table-cell office:value-type="float" office:value="0.87576611" calcext:value-type="float">
            <text:p>0.87576611</text:p>
          </table:table-cell>
          <table:table-cell office:value-type="float" office:value="0.75326132" calcext:value-type="float">
            <text:p>0.75326132</text:p>
          </table:table-cell>
          <table:table-cell table:formula="of:=ROUND([.B30]*255)" office:value-type="float" office:value="255" calcext:value-type="float">
            <text:p>255</text:p>
          </table:table-cell>
          <table:table-cell table:formula="of:=ROUND([.C30]*255)" office:value-type="float" office:value="223" calcext:value-type="float">
            <text:p>223</text:p>
          </table:table-cell>
          <table:table-cell table:formula="of:=ROUND([.D30]*25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" calcext:value-type="float">
            <text:p>1</text:p>
          </table:table-cell>
          <table:table-cell office:value-type="float" office:value="0.88267187" calcext:value-type="float">
            <text:p>0.88267187</text:p>
          </table:table-cell>
          <table:table-cell office:value-type="float" office:value="0.76921169" calcext:value-type="float">
            <text:p>0.76921169</text:p>
          </table:table-cell>
          <table:table-cell table:formula="of:=ROUND([.B31]*255)" office:value-type="float" office:value="255" calcext:value-type="float">
            <text:p>255</text:p>
          </table:table-cell>
          <table:table-cell table:formula="of:=ROUND([.C31]*255)" office:value-type="float" office:value="225" calcext:value-type="float">
            <text:p>225</text:p>
          </table:table-cell>
          <table:table-cell table:formula="of:=ROUND([.D31]*25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" calcext:value-type="float">
            <text:p>1</text:p>
          </table:table-cell>
          <table:table-cell office:value-type="float" office:value="0.88933596" calcext:value-type="float">
            <text:p>0.88933596</text:p>
          </table:table-cell>
          <table:table-cell office:value-type="float" office:value="0.78475236" calcext:value-type="float">
            <text:p>0.78475236</text:p>
          </table:table-cell>
          <table:table-cell table:formula="of:=ROUND([.B32]*255)" office:value-type="float" office:value="255" calcext:value-type="float">
            <text:p>255</text:p>
          </table:table-cell>
          <table:table-cell table:formula="of:=ROUND([.C32]*255)" office:value-type="float" office:value="227" calcext:value-type="float">
            <text:p>227</text:p>
          </table:table-cell>
          <table:table-cell table:formula="of:=ROUND([.D32]*255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" calcext:value-type="float">
            <text:p>1</text:p>
          </table:table-cell>
          <table:table-cell office:value-type="float" office:value="0.89576933" calcext:value-type="float">
            <text:p>0.89576933</text:p>
          </table:table-cell>
          <table:table-cell office:value-type="float" office:value="0.79989606" calcext:value-type="float">
            <text:p>0.79989606</text:p>
          </table:table-cell>
          <table:table-cell table:formula="of:=ROUND([.B33]*255)" office:value-type="float" office:value="255" calcext:value-type="float">
            <text:p>255</text:p>
          </table:table-cell>
          <table:table-cell table:formula="of:=ROUND([.C33]*255)" office:value-type="float" office:value="228" calcext:value-type="float">
            <text:p>228</text:p>
          </table:table-cell>
          <table:table-cell table:formula="of:=ROUND([.D33]*255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9019823" calcext:value-type="float">
            <text:p>0.9019823</text:p>
          </table:table-cell>
          <table:table-cell office:value-type="float" office:value="0.81465502" calcext:value-type="float">
            <text:p>0.81465502</text:p>
          </table:table-cell>
          <table:table-cell table:formula="of:=ROUND([.B34]*255)" office:value-type="float" office:value="255" calcext:value-type="float">
            <text:p>255</text:p>
          </table:table-cell>
          <table:table-cell table:formula="of:=ROUND([.C34]*255)" office:value-type="float" office:value="230" calcext:value-type="float">
            <text:p>230</text:p>
          </table:table-cell>
          <table:table-cell table:formula="of:=ROUND([.D34]*255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" calcext:value-type="float">
            <text:p>1</text:p>
          </table:table-cell>
          <table:table-cell office:value-type="float" office:value="0.90963069" calcext:value-type="float">
            <text:p>0.90963069</text:p>
          </table:table-cell>
          <table:table-cell office:value-type="float" office:value="0.8283821" calcext:value-type="float">
            <text:p>0.8283821</text:p>
          </table:table-cell>
          <table:table-cell table:formula="of:=ROUND([.B35]*255)" office:value-type="float" office:value="255" calcext:value-type="float">
            <text:p>255</text:p>
          </table:table-cell>
          <table:table-cell table:formula="of:=ROUND([.C35]*255)" office:value-type="float" office:value="232" calcext:value-type="float">
            <text:p>232</text:p>
          </table:table-cell>
          <table:table-cell table:formula="of:=ROUND([.D35]*255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0.91710889" calcext:value-type="float">
            <text:p>0.91710889</text:p>
          </table:table-cell>
          <table:table-cell office:value-type="float" office:value="0.84190889" calcext:value-type="float">
            <text:p>0.84190889</text:p>
          </table:table-cell>
          <table:table-cell table:formula="of:=ROUND([.B36]*255)" office:value-type="float" office:value="255" calcext:value-type="float">
            <text:p>255</text:p>
          </table:table-cell>
          <table:table-cell table:formula="of:=ROUND([.C36]*255)" office:value-type="float" office:value="234" calcext:value-type="float">
            <text:p>234</text:p>
          </table:table-cell>
          <table:table-cell table:formula="of:=ROUND([.D36]*255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office:value-type="float" office:value="0.92441842" calcext:value-type="float">
            <text:p>0.92441842</text:p>
          </table:table-cell>
          <table:table-cell office:value-type="float" office:value="0.85523742" calcext:value-type="float">
            <text:p>0.85523742</text:p>
          </table:table-cell>
          <table:table-cell table:formula="of:=ROUND([.B37]*255)" office:value-type="float" office:value="255" calcext:value-type="float">
            <text:p>255</text:p>
          </table:table-cell>
          <table:table-cell table:formula="of:=ROUND([.C37]*255)" office:value-type="float" office:value="236" calcext:value-type="float">
            <text:p>236</text:p>
          </table:table-cell>
          <table:table-cell table:formula="of:=ROUND([.D37]*25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float" office:value="0.93156127" calcext:value-type="float">
            <text:p>0.93156127</text:p>
          </table:table-cell>
          <table:table-cell office:value-type="float" office:value="0.86836903" calcext:value-type="float">
            <text:p>0.86836903</text:p>
          </table:table-cell>
          <table:table-cell table:formula="of:=ROUND([.B38]*255)" office:value-type="float" office:value="255" calcext:value-type="float">
            <text:p>255</text:p>
          </table:table-cell>
          <table:table-cell table:formula="of:=ROUND([.C38]*255)" office:value-type="float" office:value="238" calcext:value-type="float">
            <text:p>238</text:p>
          </table:table-cell>
          <table:table-cell table:formula="of:=ROUND([.D38]*255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0.93853986" calcext:value-type="float">
            <text:p>0.93853986</text:p>
          </table:table-cell>
          <table:table-cell office:value-type="float" office:value="0.88130458" calcext:value-type="float">
            <text:p>0.88130458</text:p>
          </table:table-cell>
          <table:table-cell table:formula="of:=ROUND([.B39]*255)" office:value-type="float" office:value="255" calcext:value-type="float">
            <text:p>255</text:p>
          </table:table-cell>
          <table:table-cell table:formula="of:=ROUND([.C39]*255)" office:value-type="float" office:value="239" calcext:value-type="float">
            <text:p>239</text:p>
          </table:table-cell>
          <table:table-cell table:formula="of:=ROUND([.D39]*255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" calcext:value-type="float">
            <text:p>1</text:p>
          </table:table-cell>
          <table:table-cell office:value-type="float" office:value="0.94535695" calcext:value-type="float">
            <text:p>0.94535695</text:p>
          </table:table-cell>
          <table:table-cell office:value-type="float" office:value="0.8940447" calcext:value-type="float">
            <text:p>0.8940447</text:p>
          </table:table-cell>
          <table:table-cell table:formula="of:=ROUND([.B40]*255)" office:value-type="float" office:value="255" calcext:value-type="float">
            <text:p>255</text:p>
          </table:table-cell>
          <table:table-cell table:formula="of:=ROUND([.C40]*255)" office:value-type="float" office:value="241" calcext:value-type="float">
            <text:p>241</text:p>
          </table:table-cell>
          <table:table-cell table:formula="of:=ROUND([.D40]*255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float" office:value="0.95201559" calcext:value-type="float">
            <text:p>0.95201559</text:p>
          </table:table-cell>
          <table:table-cell office:value-type="float" office:value="0.90658983" calcext:value-type="float">
            <text:p>0.90658983</text:p>
          </table:table-cell>
          <table:table-cell table:formula="of:=ROUND([.B41]*255)" office:value-type="float" office:value="255" calcext:value-type="float">
            <text:p>255</text:p>
          </table:table-cell>
          <table:table-cell table:formula="of:=ROUND([.C41]*255)" office:value-type="float" office:value="243" calcext:value-type="float">
            <text:p>243</text:p>
          </table:table-cell>
          <table:table-cell table:formula="of:=ROUND([.D41]*25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  <table:table-cell office:value-type="float" office:value="0.95851906" calcext:value-type="float">
            <text:p>0.95851906</text:p>
          </table:table-cell>
          <table:table-cell office:value-type="float" office:value="0.91894041" calcext:value-type="float">
            <text:p>0.91894041</text:p>
          </table:table-cell>
          <table:table-cell table:formula="of:=ROUND([.B42]*255)" office:value-type="float" office:value="255" calcext:value-type="float">
            <text:p>255</text:p>
          </table:table-cell>
          <table:table-cell table:formula="of:=ROUND([.C42]*255)" office:value-type="float" office:value="244" calcext:value-type="float">
            <text:p>244</text:p>
          </table:table-cell>
          <table:table-cell table:formula="of:=ROUND([.D42]*255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" calcext:value-type="float">
            <text:p>1</text:p>
          </table:table-cell>
          <table:table-cell office:value-type="float" office:value="0.96487079" calcext:value-type="float">
            <text:p>0.96487079</text:p>
          </table:table-cell>
          <table:table-cell office:value-type="float" office:value="0.9310969" calcext:value-type="float">
            <text:p>0.9310969</text:p>
          </table:table-cell>
          <table:table-cell table:formula="of:=ROUND([.B43]*255)" office:value-type="float" office:value="255" calcext:value-type="float">
            <text:p>255</text:p>
          </table:table-cell>
          <table:table-cell table:formula="of:=ROUND([.C43]*255)" office:value-type="float" office:value="246" calcext:value-type="float">
            <text:p>246</text:p>
          </table:table-cell>
          <table:table-cell table:formula="of:=ROUND([.D43]*255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.97107439" calcext:value-type="float">
            <text:p>0.97107439</text:p>
          </table:table-cell>
          <table:table-cell office:value-type="float" office:value="0.94305985" calcext:value-type="float">
            <text:p>0.94305985</text:p>
          </table:table-cell>
          <table:table-cell table:formula="of:=ROUND([.B44]*255)" office:value-type="float" office:value="255" calcext:value-type="float">
            <text:p>255</text:p>
          </table:table-cell>
          <table:table-cell table:formula="of:=ROUND([.C44]*255)" office:value-type="float" office:value="248" calcext:value-type="float">
            <text:p>248</text:p>
          </table:table-cell>
          <table:table-cell table:formula="of:=ROUND([.D44]*255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" calcext:value-type="float">
            <text:p>1</text:p>
          </table:table-cell>
          <table:table-cell office:value-type="float" office:value="0.97713351" calcext:value-type="float">
            <text:p>0.97713351</text:p>
          </table:table-cell>
          <table:table-cell office:value-type="float" office:value="0.95482993" calcext:value-type="float">
            <text:p>0.95482993</text:p>
          </table:table-cell>
          <table:table-cell table:formula="of:=ROUND([.B45]*255)" office:value-type="float" office:value="255" calcext:value-type="float">
            <text:p>255</text:p>
          </table:table-cell>
          <table:table-cell table:formula="of:=ROUND([.C45]*255)" office:value-type="float" office:value="249" calcext:value-type="float">
            <text:p>249</text:p>
          </table:table-cell>
          <table:table-cell table:formula="of:=ROUND([.D45]*255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float" office:value="0.98305189" calcext:value-type="float">
            <text:p>0.98305189</text:p>
          </table:table-cell>
          <table:table-cell office:value-type="float" office:value="0.96640795" calcext:value-type="float">
            <text:p>0.96640795</text:p>
          </table:table-cell>
          <table:table-cell table:formula="of:=ROUND([.B46]*255)" office:value-type="float" office:value="255" calcext:value-type="float">
            <text:p>255</text:p>
          </table:table-cell>
          <table:table-cell table:formula="of:=ROUND([.C46]*255)" office:value-type="float" office:value="251" calcext:value-type="float">
            <text:p>251</text:p>
          </table:table-cell>
          <table:table-cell table:formula="of:=ROUND([.D46]*255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" calcext:value-type="float">
            <text:p>1</text:p>
          </table:table-cell>
          <table:table-cell office:value-type="float" office:value="0.98883326" calcext:value-type="float">
            <text:p>0.98883326</text:p>
          </table:table-cell>
          <table:table-cell office:value-type="float" office:value="0.97779486" calcext:value-type="float">
            <text:p>0.97779486</text:p>
          </table:table-cell>
          <table:table-cell table:formula="of:=ROUND([.B47]*255)" office:value-type="float" office:value="255" calcext:value-type="float">
            <text:p>255</text:p>
          </table:table-cell>
          <table:table-cell table:formula="of:=ROUND([.C47]*255)" office:value-type="float" office:value="252" calcext:value-type="float">
            <text:p>252</text:p>
          </table:table-cell>
          <table:table-cell table:formula="of:=ROUND([.D47]*255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0.99448139" calcext:value-type="float">
            <text:p>0.99448139</text:p>
          </table:table-cell>
          <table:table-cell office:value-type="float" office:value="0.98899179" calcext:value-type="float">
            <text:p>0.98899179</text:p>
          </table:table-cell>
          <table:table-cell table:formula="of:=ROUND([.B48]*255)" office:value-type="float" office:value="255" calcext:value-type="float">
            <text:p>255</text:p>
          </table:table-cell>
          <table:table-cell table:formula="of:=ROUND([.C48]*255)" office:value-type="float" office:value="254" calcext:value-type="float">
            <text:p>254</text:p>
          </table:table-cell>
          <table:table-cell table:formula="of:=ROUND([.D48]*255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OUND([.B49]*255)" office:value-type="float" office:value="255" calcext:value-type="float">
            <text:p>255</text:p>
          </table:table-cell>
          <table:table-cell table:formula="of:=ROUND([.C49]*255)" office:value-type="float" office:value="255" calcext:value-type="float">
            <text:p>255</text:p>
          </table:table-cell>
          <table:table-cell table:formula="of:=ROUND([.D49]*255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98947904" calcext:value-type="float">
            <text:p>0.98947904</text:p>
          </table:table-cell>
          <table:table-cell office:value-type="float" office:value="0.99348723" calcext:value-type="float">
            <text:p>0.99348723</text:p>
          </table:table-cell>
          <table:table-cell office:value-type="float" office:value="1" calcext:value-type="float">
            <text:p>1</text:p>
          </table:table-cell>
          <table:table-cell table:formula="of:=ROUND([.B50]*255)" office:value-type="float" office:value="252" calcext:value-type="float">
            <text:p>252</text:p>
          </table:table-cell>
          <table:table-cell table:formula="of:=ROUND([.C50]*255)" office:value-type="float" office:value="253" calcext:value-type="float">
            <text:p>253</text:p>
          </table:table-cell>
          <table:table-cell table:formula="of:=ROUND([.D50]*255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97940448" calcext:value-type="float">
            <text:p>0.97940448</text:p>
          </table:table-cell>
          <table:table-cell office:value-type="float" office:value="0.98722715" calcext:value-type="float">
            <text:p>0.98722715</text:p>
          </table:table-cell>
          <table:table-cell office:value-type="float" office:value="1" calcext:value-type="float">
            <text:p>1</text:p>
          </table:table-cell>
          <table:table-cell table:formula="of:=ROUND([.B51]*255)" office:value-type="float" office:value="250" calcext:value-type="float">
            <text:p>250</text:p>
          </table:table-cell>
          <table:table-cell table:formula="of:=ROUND([.C51]*255)" office:value-type="float" office:value="252" calcext:value-type="float">
            <text:p>252</text:p>
          </table:table-cell>
          <table:table-cell table:formula="of:=ROUND([.D51]*255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6:37:07.449547516</dc:date>
    <meta:editing-duration>PT6M39S</meta:editing-duration>
    <meta:editing-cycles>1</meta:editing-cycles>
    <meta:document-statistic meta:table-count="1" meta:cell-count="357" meta:object-count="0"/>
    <meta:generator>LibreOffice/6.0.7.3$Linux_X86_64 LibreOffice_project/00m0$Build-3</meta:generator>
  </office:meta>
</office:document-meta>
</file>